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Courier New"/>
    </style:style>
    <style:style style:name="P6" style:family="paragraph" style:parent-style-name="Text_20_body">
      <style:paragraph-properties fo:text-align="start" style:justify-single-word="false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DAT_Race_Weight</text:p>
      <text:p text:style-name="P2">$DAT_Race_Height</text:p>
      <text:p text:style-name="P1"><text:a xlink:type="simple" xlink:href="../DungeonCraftHelp.html">DungeonCraft Help Home</text:a></text:p>
      <text:p text:style-name="P1"/>
      <text:p text:style-name="P1">The Races.Dat <text:s/>(and <text:s/>Races.txt) files define a 'DICEPLUS' method of defining the weight and height of a member of the race. <text:s/>An example for a human might be:</text:p>
      <text:p text:style-name="P1"/>
      <text:p text:style-name="P5">weight = 7d12+93+((45+1d12)*Male)</text:p>
      <text:p text:style-name="P5">height = 2d8+58+((6+1d4)*Male)</text:p>
      <text:p text:style-name="P5"/>
      <text:p text:style-name="P6">These examples define the weight and height depending on the gender and random dice rolls. <text:s/>These values ought to be computed and applied to a character at the time the character is created, but they are not because it was too much work. <text:s/>It was decided that a script that needed to know a characters weight would employ the following method (example names...you might want to use others):</text:p>
      <text:list xml:id="list33480753" text:style-name="L1">
        <text:list-item>
          <text:p text:style-name="P4"><text:span text:style-name="T1">See if the character has an ASL named “Weight”. <text:s/>If so, use the value of the ASL as the character's weight. <text:s/>Else proceed to step 2.</text:span></text:p>
        </text:list-item>
        <text:list-item>
          <text:p text:style-name="P4"><text:span text:style-name="T1">Execute the function $DAT_Race_Weight, using the character as the parameter. <text:s/>The result is the weight of the character.</text:span></text:p>
        </text:list-item>
        <text:list-item>
          <text:p text:style-name="P4"><text:span text:style-name="T1">Add an ASL named “Weight” to the character with the weight as determined by step 2 as the value of the ASL.</text:span></text:p>
        </text:list-item>
      </text:list>
      <text:p text:style-name="P1"><text:span text:style-name="T1">The functions ought not to be used multiple times for the same characters since the value would change due to the random dice rolls.</text:span></text:p>
      <text:p text:style-name="P1"><text:span text:style-name="T1"/></text:p>
      <text:p text:style-name="P1"><text:span text:style-name="T1">The functions require an actor as a parameter and return a numeric string:</text:span></text:p>
      <text:p text:style-name="P1"><text:span text:style-name="T1"/></text:p>
      <text:p text:style-name="P1"><text:span text:style-name="T1">String $DAT_Race_Weight (Actor)</text:span></text:p>
      <text:p text:style-name="P1"><text:span text:style-name="T1">String <text:s/>$DAT_Race_Height(Actor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0:37</meta:creation-date>
    <meta:generator>OpenOffice.org/3.2$Win32 OpenOffice.org_project/320m18$Build-9502</meta:generator>
    <meta:editing-cycles>3</meta:editing-cycles>
    <meta:editing-duration>PT00H13M56S</meta:editing-duration>
    <dc:title>$MIDDLE</dc:title>
    <dc:date>2014-01-04T13:38:32.20</dc:date>
    <dc:creator>Paul Stevens</dc:creator>
    <meta:document-statistic meta:table-count="0" meta:image-count="0" meta:object-count="0" meta:page-count="1" meta:paragraph-count="14" meta:word-count="220" meta:character-count="1296"/>
  </office:meta>
</office:document-meta>
</file>